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character</text:p>
          </table:table-cell>
          <table:table-cell office:value-type="string" table:style-name="ce3">
            <text:p>technique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z1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z2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z2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z2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z2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z3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z3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z3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z4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z4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z4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z5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z5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z5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z5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z5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z5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z6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z6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z6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9" table:style-name="ce4">
            <text:p>149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150" table:style-name="ce4">
            <text:p>150</text:p>
          </table:table-cell>
          <table:table-cell table:number-columns-repeated="2" table:style-name="ce4"/>
          <table:table-cell table:number-columns-repeated="16381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Vittorio</dc:creator>
    <meta:creation-date>2023-05-07T12:22:25Z</meta:creation-date>
    <dc:date>2023-06-17T10:51:12Z</dc:date>
    <meta:editing-cycles>2</meta:editing-cycles>
    <meta:editing-duration>PT1654S</meta:editing-duration>
  </office:meta>
</office:document-meta>
</file>